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11" style:family="table-row">
      <style:table-row-properties style:min-row-height="0.258cm" fo:keep-together="always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9cd62" officeooo:paragraph-rsid="0009cd62" style:font-size-asian="12pt"/>
    </style:style>
    <style:style style:name="P7" style:family="paragraph" style:parent-style-name="Standard">
      <style:text-properties fo:font-size="12pt" officeooo:rsid="0009cd62" officeooo:paragraph-rsid="0009cd62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470fc0" officeooo:paragraph-rsid="00470fc0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24e4" officeooo:paragraph-rsid="001424e4" style:font-size-asian="12pt" style:font-name-complex="Helvetic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1424e4" officeooo:paragraph-rsid="001424e4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512cb" officeooo:paragraph-rsid="003512cb" style:font-size-asian="12pt" style:font-name-complex="Helvetica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3512cb" officeooo:paragraph-rsid="002f368a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bb0f8" officeooo:paragraph-rsid="003bb0f8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24b6f" officeooo:paragraph-rsid="00424b6f" style:font-size-asian="12pt" style:font-name-complex="Helvetica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3f3657" officeooo:paragraph-rsid="0036e2d5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7eb7d" officeooo:paragraph-rsid="0047eb7d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e83df" officeooo:paragraph-rsid="004e83df" style:font-size-asian="12pt" style:font-name-complex="Helvetic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5078b7" officeooo:paragraph-rsid="005078b7" style:font-size-asian="12pt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style:font-name-complex="Helvetica"/>
    </style:style>
    <style:style style:name="P23" style:family="paragraph" style:parent-style-name="Standard" style:list-style-name="L1">
      <style:paragraph-properties style:snap-to-layout-grid="false"/>
      <style:text-properties style:font-name="Helvetica" fo:font-size="12pt" fo:font-weight="bold" officeooo:rsid="0050e6f7" officeooo:paragraph-rsid="0050e6f7" style:font-size-asian="12pt" style:font-weight-asian="bold" style:font-name-complex="Helvetica"/>
    </style:style>
    <style:style style:name="P24" style:family="paragraph" style:parent-style-name="Standard" style:list-style-name="L2">
      <style:paragraph-properties style:snap-to-layout-grid="false"/>
      <style:text-properties style:font-name="Helvetica" fo:font-size="12pt" fo:font-weight="bold" officeooo:rsid="0050e6f7" officeooo:paragraph-rsid="0050e6f7" style:font-size-asian="12pt" style:font-weight-asian="bold" style:font-name-complex="Helvetica"/>
    </style:style>
    <style:style style:name="P25" style:family="paragraph" style:parent-style-name="Standard" style:list-style-name="L3">
      <style:paragraph-properties style:snap-to-layout-grid="false"/>
      <style:text-properties style:font-name="Helvetica" fo:font-size="12pt" fo:font-weight="bold" officeooo:rsid="0050e6f7" officeooo:paragraph-rsid="0050e6f7" style:font-size-asian="12pt" style:font-weight-asian="bold" style:font-name-complex="Helvetica"/>
    </style:style>
    <style:style style:name="P26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470fc0" officeooo:paragraph-rsid="00470fc0" style:font-size-asian="12pt" style:font-name-complex="Helvetica"/>
    </style:style>
    <style:style style:name="P27" style:family="paragraph" style:parent-style-name="Standard" style:list-style-name="L5">
      <style:paragraph-properties fo:text-align="start" style:justify-single-word="false" style:snap-to-layout-grid="false"/>
      <style:text-properties style:font-name="Helvetica" fo:font-size="12pt" officeooo:rsid="0049a3b6" officeooo:paragraph-rsid="0049a3b6" style:font-size-asian="12pt" style:font-name-complex="Helvetica"/>
    </style:style>
    <style:style style:name="P28" style:family="paragraph" style:parent-style-name="Standard" style:list-style-name="L5">
      <style:paragraph-properties fo:text-align="start" style:justify-single-word="false" style:snap-to-layout-grid="false"/>
      <style:text-properties style:font-name="Helvetica" fo:font-size="12pt" officeooo:rsid="004d1f39" officeooo:paragraph-rsid="004d1f39" style:font-size-asian="12pt" style:font-name-complex="Helvetica"/>
    </style:style>
    <style:style style:name="P29" style:family="paragraph" style:parent-style-name="Standard" style:list-style-name="L5">
      <style:paragraph-properties fo:text-align="start" style:justify-single-word="false" style:snap-to-layout-grid="false"/>
      <style:text-properties style:font-name="Helvetica" fo:font-size="12pt" officeooo:rsid="004e83df" officeooo:paragraph-rsid="004e83df" style:font-size-asian="12pt" style:font-name-complex="Helvetica"/>
    </style:style>
    <style:style style:name="P30" style:family="paragraph" style:parent-style-name="Standard" style:list-style-name="L6">
      <style:paragraph-properties fo:text-align="start" style:justify-single-word="false" style:snap-to-layout-grid="false"/>
      <style:text-properties style:font-name="Helvetica" fo:font-size="12pt" officeooo:rsid="005078b7" officeooo:paragraph-rsid="005078b7" style:font-size-asian="12pt" style:font-name-complex="Helvetica"/>
    </style:style>
    <style:style style:name="P31" style:family="paragraph" style:parent-style-name="Standard" style:list-style-name="L7">
      <style:paragraph-properties fo:text-align="start" style:justify-single-word="false" style:snap-to-layout-grid="false"/>
      <style:text-properties style:font-name="Helvetica" fo:font-size="12pt" officeooo:rsid="003bb0f8" officeooo:paragraph-rsid="003bb0f8" style:font-size-asian="12pt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43eaff" officeooo:paragraph-rsid="0052689c" style:font-name-complex="Helvetica"/>
    </style:style>
    <style:style style:name="P33" style:family="paragraph" style:parent-style-name="Heading_20_4">
      <style:text-properties style:font-name="Helvetica" style:font-name-complex="Helvetica"/>
    </style:style>
    <style:style style:name="P34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5" style:family="paragraph" style:parent-style-name="Heading_20_3">
      <style:paragraph-properties style:snap-to-layout-grid="false"/>
      <style:text-properties fo:font-weight="bold" style:font-weight-asian="bold"/>
    </style:style>
    <style:style style:name="P36" style:family="paragraph" style:parent-style-name="Heading_20_3">
      <style:paragraph-properties fo:text-align="center" style:justify-single-word="false"/>
      <style:text-properties officeooo:rsid="0009cd62" officeooo:paragraph-rsid="0009cd62"/>
    </style:style>
    <style:style style:name="P37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38" style:family="paragraph" style:parent-style-name="Heading_20_1">
      <style:text-properties fo:font-weight="bold" style:font-weight-asian="bold"/>
    </style:style>
    <style:style style:name="P39" style:family="paragraph" style:parent-style-name="Heading_20_1">
      <style:paragraph-properties style:snap-to-layout-grid="false"/>
      <style:text-properties fo:font-weight="bold" style:font-weight-asian="bold"/>
    </style:style>
    <style:style style:name="P40" style:family="paragraph" style:parent-style-name="Heading_20_1">
      <style:text-properties style:font-name="Helvetica" style:font-name-complex="Helvetica"/>
    </style:style>
    <style:style style:name="T1" style:family="text">
      <style:text-properties officeooo:rsid="001775a8"/>
    </style:style>
    <style:style style:name="T2" style:family="text">
      <style:text-properties officeooo:rsid="00470fc0"/>
    </style:style>
    <style:style style:name="T3" style:family="text">
      <style:text-properties officeooo:rsid="0047754e"/>
    </style:style>
    <style:style style:name="T4" style:family="text">
      <style:text-properties officeooo:rsid="0047eb7d"/>
    </style:style>
    <style:style style:name="T5" style:family="text">
      <style:text-properties officeooo:rsid="0052689c"/>
    </style:style>
    <style:style style:name="T6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7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4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9" text:outline-level="1"/>
          </table:table-cell>
          <table:table-cell table:style-name="Table1.A2" table:number-columns-spanned="2" office:value-type="string">
            <text:h text:style-name="P35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38" text:outline-level="1">Project</text:h>
          </table:table-cell>
          <table:table-cell table:style-name="Table1.A3" table:number-columns-spanned="3" office:value-type="string">
            <text:h text:style-name="P36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50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2">15</text:span>.1<text:span text:style-name="T1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9017659926881441125" text:style-name="L1">
              <text:list-item>
                <text:p text:style-name="P23">Group Meetings</text:p>
              </text:list-item>
              <text:list-item>
                <text:p text:style-name="P23">Setup of the final documentation</text:p>
              </text:list-item>
              <text:list-item>
                <text:p text:style-name="P23">Updated task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3336700772812630420" text:style-name="L2">
              <text:list-item>
                <text:p text:style-name="P24">Bugs in the calculations</text:p>
              </text:list-item>
              <text:list-item>
                <text:p text:style-name="P24">Difficulties in integrations of the project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1140646309666520966" text:style-name="L3">
              <text:list-item>
                <text:p text:style-name="P25">Beta Prototype</text:p>
              </text:list-item>
              <text:list-item>
                <text:p text:style-name="P25">Fix the bug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3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40" text:outline-level="1">Monday</text:h>
          </table:table-cell>
          <table:table-cell table:style-name="Table4.A2" office:value-type="string">
            <text:p text:style-name="P19">7</text:p>
          </table:table-cell>
          <table:table-cell table:style-name="Table4.A2" office:value-type="string">
            <text:list xml:id="list8012785315692516198" text:style-name="L4">
              <text:list-item>
                <text:p text:style-name="P26">Meeting Agenda (0,5)</text:p>
              </text:list-item>
              <text:list-item>
                <text:p text:style-name="P26">Summary Week Report (2)</text:p>
              </text:list-item>
              <text:list-item>
                <text:p text:style-name="P26">Group Meeting (1)</text:p>
              </text:list-item>
              <text:list-item>
                <text:p text:style-name="P26"><text:span text:style-name="T3">DB and tests on local machine (3,</text:span><text:span text:style-name="T4">5</text:span><text:span text:style-name="T3">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8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20">5</text:p>
          </table:table-cell>
          <table:table-cell table:style-name="Table4.A2" office:value-type="string">
            <text:list xml:id="list1551902667237256358" text:style-name="L5">
              <text:list-item>
                <text:p text:style-name="P27">Meeting Agenda (0,5)</text:p>
              </text:list-item>
              <text:list-item>
                <text:p text:style-name="P27">Group Meeting (1)</text:p>
              </text:list-item>
              <text:list-item>
                <text:p text:style-name="P28">First Setup of documentation (0.5)</text:p>
              </text:list-item>
              <text:list-item>
                <text:p text:style-name="P29">Technical Documentation v1.0 (3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list xml:id="list5457998203818274573" text:style-name="L6">
              <text:list-item>
                <text:p text:style-name="P30">Updated tasks (1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16">1</text:p>
          </table:table-cell>
          <table:table-cell table:style-name="Table4.A10" office:value-type="string">
            <text:list xml:id="list7330825744725526441" text:style-name="L7">
              <text:list-item>
                <text:p text:style-name="P31">Week Report (1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11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32"><text:span text:style-name="T5">14</text:span></text:p>
          </table:table-cell>
          <table:table-cell table:style-name="Table4.A11" office:value-type="string">
            <text:p text:style-name="P22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16T18:41:30.24</dc:date>
    <meta:print-date>1998-10-09T11:53:00</meta:print-date>
    <meta:editing-cycles>67</meta:editing-cycles>
    <meta:editing-duration>PT1H59M5S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47" meta:word-count="120" meta:character-count="628" meta:non-whitespace-character-count="572"/>
  </office:meta>
</office:document-meta>
</file>